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39.92mm" svg:height="137.86mm" svg:x="186.41mm" svg:y="5.58mm">
            <loext:p draw:notify-on-update-of-ranges="Sheet1.C2:Sheet1.C38 Sheet1.D2:Sheet1.D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1.49mm" svg:height="137.59mm" svg:x="202.3mm" svg:y="152.2mm">
            <loext:p draw:notify-on-update-of-ranges="Sheet1.C2:Sheet1.C38 Sheet1.E2:Sheet1.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736190" calcext:value-type="float">
            <text:p>736190</text:p>
          </table:table-cell>
          <table:table-cell table:style-name="ce1" office:value-type="float" office:value="86.8232509895562" calcext:value-type="float">
            <text:p>86,82</text:p>
          </table:table-cell>
          <table:table-cell table:style-name="ce2" table:formula="of:=(1000000*[.D2])/[.C2]" office:value-type="float" office:value="117.935928210864" calcext:value-type="float">
            <text:p>117,94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566300" calcext:value-type="float">
            <text:p>566300</text:p>
          </table:table-cell>
          <table:table-cell table:style-name="ce1" office:value-type="float" office:value="27.387258737245" calcext:value-type="float">
            <text:p>27,39</text:p>
          </table:table-cell>
          <table:table-cell table:style-name="ce2" table:formula="of:=(1000000*[.D3])/[.C3]" office:value-type="float" office:value="48.3617494918683" calcext:value-type="float">
            <text:p>48,3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5663000" calcext:value-type="float">
            <text:p>5663000</text:p>
          </table:table-cell>
          <table:table-cell table:style-name="ce1" office:value-type="float" office:value="18.4945877447974" calcext:value-type="float">
            <text:p>18,49</text:p>
          </table:table-cell>
          <table:table-cell table:formula="of:=(1000000*[.D4])/[.C4]" office:value-type="float" office:value="3.26586398460134" calcext:value-type="float">
            <text:p>3,27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390747" calcext:value-type="float">
            <text:p>390747</text:p>
          </table:table-cell>
          <table:table-cell table:style-name="ce1" office:value-type="float" office:value="15.1513921865271" calcext:value-type="float">
            <text:p>15,15</text:p>
          </table:table-cell>
          <table:table-cell table:style-name="ce2" table:formula="of:=(1000000*[.D5])/[.C5]" office:value-type="float" office:value="38.7754536478261" calcext:value-type="float">
            <text:p>38,7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2367134" calcext:value-type="float">
            <text:p>2367134</text:p>
          </table:table-cell>
          <table:table-cell table:style-name="ce1" office:value-type="float" office:value="13.9526240944006" calcext:value-type="float">
            <text:p>13,95</text:p>
          </table:table-cell>
          <table:table-cell table:formula="of:=(1000000*[.D6])/[.C6]" office:value-type="float" office:value="5.89431105057872" calcext:value-type="float">
            <text:p>5,89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2723903" calcext:value-type="float">
            <text:p>2723903</text:p>
          </table:table-cell>
          <table:table-cell table:style-name="ce1" office:value-type="float" office:value="13.4346346428443" calcext:value-type="float">
            <text:p>13,43</text:p>
          </table:table-cell>
          <table:table-cell table:formula="of:=(1000000*[.D7])/[.C7]" office:value-type="float" office:value="4.93212667369003" calcext:value-type="float">
            <text:p>4,93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736190" calcext:value-type="float">
            <text:p>736190</text:p>
          </table:table-cell>
          <table:table-cell table:style-name="ce1" office:value-type="float" office:value="11.9879800316328" calcext:value-type="float">
            <text:p>11,99</text:p>
          </table:table-cell>
          <table:table-cell table:style-name="ce2" table:formula="of:=(1000000*[.D8])/[.C8]" office:value-type="float" office:value="16.2838126456931" calcext:value-type="float">
            <text:p>16,2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736190" calcext:value-type="float">
            <text:p>736190</text:p>
          </table:table-cell>
          <table:table-cell table:style-name="ce1" office:value-type="float" office:value="9.89235193647052" calcext:value-type="float">
            <text:p>9,89</text:p>
          </table:table-cell>
          <table:table-cell table:style-name="ce2" table:formula="of:=(1000000*[.D9])/[.C9]" office:value-type="float" office:value="13.4372267165684" calcext:value-type="float">
            <text:p>13,44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,rule</text:p>
          </table:table-cell>
          <table:table-cell office:value-type="float" office:value="7367563" calcext:value-type="float">
            <text:p>7367563</text:p>
          </table:table-cell>
          <table:table-cell office:value-type="float" office:value="9.33181381987859" calcext:value-type="float">
            <text:p>9,33</text:p>
          </table:table-cell>
          <table:table-cell table:formula="of:=(1000000*[.D10])/[.C10]" office:value-type="float" office:value="1.26660794347854" calcext:value-type="float">
            <text:p>1,27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9.33181381987859" calcext:value-type="float">
            <text:p>9,33</text:p>
          </table:table-cell>
          <table:table-cell table:formula="of:=(1000000*[.D11])/[.C11]" office:value-type="float" office:value="0.164785693446558" calcext:value-type="float">
            <text:p>0,1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day_dd_Wor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9.00957347913836" calcext:value-type="float">
            <text:p>9,01</text:p>
          </table:table-cell>
          <table:table-cell table:formula="of:=(1000000*[.D12])/[.C12]" office:value-type="float" office:value="0.513211023402526" calcext:value-type="float">
            <text:p>0,51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sc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8.96702481410272" calcext:value-type="float">
            <text:p>8,97</text:p>
          </table:table-cell>
          <table:table-cell table:formula="of:=(1000000*[.D13])/[.C13]" office:value-type="float" office:value="2.2588312738324" calcext:value-type="float">
            <text:p>2,2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year,rule</text:p>
          </table:table-cell>
          <table:table-cell office:value-type="float" office:value="2723903" calcext:value-type="float">
            <text:p>2723903</text:p>
          </table:table-cell>
          <table:table-cell office:value-type="float" office:value="8.2011488434613" calcext:value-type="float">
            <text:p>8,2</text:p>
          </table:table-cell>
          <table:table-cell table:formula="of:=(1000000*[.D14])/[.C14]" office:value-type="float" office:value="3.01080796322824" calcext:value-type="float">
            <text:p>3,01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,rule</text:p>
          </table:table-cell>
          <table:table-cell office:value-type="float" office:value="2367134" calcext:value-type="float">
            <text:p>2367134</text:p>
          </table:table-cell>
          <table:table-cell office:value-type="float" office:value="7.72237001965316" calcext:value-type="float">
            <text:p>7,72</text:p>
          </table:table-cell>
          <table:table-cell table:formula="of:=(1000000*[.D15])/[.C15]" office:value-type="float" office:value="3.26232905262362" calcext:value-type="float">
            <text:p>3,2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dd,rule</text:p>
          </table:table-cell>
          <table:table-cell office:value-type="float" office:value="3397800" calcext:value-type="float">
            <text:p>3397800</text:p>
          </table:table-cell>
          <table:table-cell office:value-type="float" office:value="7.52037020289115" calcext:value-type="float">
            <text:p>7,52</text:p>
          </table:table-cell>
          <table:table-cell table:formula="of:=(1000000*[.D16])/[.C16]" office:value-type="float" office:value="2.21330572808616" calcext:value-type="float">
            <text:p>2,21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7.1522431598278" calcext:value-type="float">
            <text:p>7,15</text:p>
          </table:table-cell>
          <table:table-cell table:style-name="ce2" table:formula="of:=(1000000*[.D17])/[.C17]" office:value-type="float" office:value="12.6297777853219" calcext:value-type="float">
            <text:p>12,63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sc,rule</text:p>
          </table:table-cell>
          <table:table-cell office:value-type="float" office:value="14168826" calcext:value-type="float">
            <text:p>14168826</text:p>
          </table:table-cell>
          <table:table-cell office:value-type="float" office:value="6.75449423224973" calcext:value-type="float">
            <text:p>6,75</text:p>
          </table:table-cell>
          <table:table-cell table:formula="of:=(1000000*[.D18])/[.C18]" office:value-type="float" office:value="0.476715165550747" calcext:value-type="float">
            <text:p>0,4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_sc,rule</text:p>
          </table:table-cell>
          <table:table-cell office:value-type="float" office:value="39646663" calcext:value-type="float">
            <text:p>39646663</text:p>
          </table:table-cell>
          <table:table-cell office:value-type="float" office:value="6.75449423224973" calcext:value-type="float">
            <text:p>6,75</text:p>
          </table:table-cell>
          <table:table-cell table:formula="of:=(1000000*[.D19])/[.C19]" office:value-type="float" office:value="0.170367282417936" calcext:value-type="float">
            <text:p>0,17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sc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6.59170504323587" calcext:value-type="float">
            <text:p>6,59</text:p>
          </table:table-cell>
          <table:table-cell table:formula="of:=(1000000*[.D20])/[.C20]" office:value-type="float" office:value="1.66047823087571" calcext:value-type="float">
            <text:p>1,6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_sc,rule</text:p>
          </table:table-cell>
          <table:table-cell office:value-type="float" office:value="39646663" calcext:value-type="float">
            <text:p>39646663</text:p>
          </table:table-cell>
          <table:table-cell office:value-type="float" office:value="6.03116692664394" calcext:value-type="float">
            <text:p>6,03</text:p>
          </table:table-cell>
          <table:table-cell table:formula="of:=(1000000*[.D21])/[.C21]" office:value-type="float" office:value="0.152122939745117" calcext:value-type="float">
            <text:p>0,15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5.54279935960237" calcext:value-type="float">
            <text:p>5,54</text:p>
          </table:table-cell>
          <table:table-cell table:style-name="ce2" table:formula="of:=(1000000*[.D22])/[.C22]" office:value-type="float" office:value="14.1851360588882" calcext:value-type="float">
            <text:p>14,19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dd_Wor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5.35038828607379" calcext:value-type="float">
            <text:p>5,35</text:p>
          </table:table-cell>
          <table:table-cell table:formula="of:=(1000000*[.D23])/[.C23]" office:value-type="float" office:value="9.44797507694471" calcext:value-type="float">
            <text:p>9,45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5.35038828607379" calcext:value-type="float">
            <text:p>5,35</text:p>
          </table:table-cell>
          <table:table-cell table:formula="of:=(1000000*[.D24])/[.C24]" office:value-type="float" office:value="1.81691828402783" calcext:value-type="float">
            <text:p>1,82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year,rule</text:p>
          </table:table-cell>
          <table:table-cell office:value-type="float" office:value="29107820" calcext:value-type="float">
            <text:p>29107820</text:p>
          </table:table-cell>
          <table:table-cell office:value-type="float" office:value="5.35038828607379" calcext:value-type="float">
            <text:p>5,35</text:p>
          </table:table-cell>
          <table:table-cell table:formula="of:=(1000000*[.D25])/[.C25]" office:value-type="float" office:value="0.18381274468764" calcext:value-type="float">
            <text:p>0,1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dddd_Wor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26])/[.C26]" office:value-type="float" office:value="0.0944797507694471" calcext:value-type="float">
            <text:p>0,09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5.30783962103815" calcext:value-type="float">
            <text:p>5,31</text:p>
          </table:table-cell>
          <table:table-cell table:formula="of:=(1000000*[.D27])/[.C27]" office:value-type="float" office:value="1.80246934250606" calcext:value-type="float">
            <text:p>1,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dd,rule</text:p>
          </table:table-cell>
          <table:table-cell office:value-type="float" office:value="3397800" calcext:value-type="float">
            <text:p>3397800</text:p>
          </table:table-cell>
          <table:table-cell office:value-type="float" office:value="5.30783962103815" calcext:value-type="float">
            <text:p>5,31</text:p>
          </table:table-cell>
          <table:table-cell table:formula="of:=(1000000*[.D28])/[.C28]" office:value-type="float" office:value="1.56214009683859" calcext:value-type="float">
            <text:p>1,5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2sc,rule</text:p>
          </table:table-cell>
          <table:table-cell office:value-type="float" office:value="3964100" calcext:value-type="float">
            <text:p>3964100</text:p>
          </table:table-cell>
          <table:table-cell office:value-type="float" office:value="5.30783962103815" calcext:value-type="float">
            <text:p>5,31</text:p>
          </table:table-cell>
          <table:table-cell table:formula="of:=(1000000*[.D29])/[.C29]" office:value-type="float" office:value="1.33897722586165" calcext:value-type="float">
            <text:p>1,34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4.58451231543237" calcext:value-type="float">
            <text:p>4,58</text:p>
          </table:table-cell>
          <table:table-cell table:formula="of:=(1000000*[.D30])/[.C30]" office:value-type="float" office:value="6.22734934654419" calcext:value-type="float">
            <text:p>6,23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sc_dd_Word,rule</text:p>
          </table:table-cell>
          <table:table-cell office:value-type="float" office:value="2831500" calcext:value-type="float">
            <text:p>28315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1])/[.C31]" office:value-type="float" office:value="1.61911083010149" calcext:value-type="float">
            <text:p>1,62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4.58451231543237" calcext:value-type="float">
            <text:p>4,58</text:p>
          </table:table-cell>
          <table:table-cell table:formula="of:=(1000000*[.D32])/[.C32]" office:value-type="float" office:value="1.55683733663605" calcext:value-type="float">
            <text:p>1,5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2sc_dd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4.58451231543237" calcext:value-type="float">
            <text:p>4,58</text:p>
          </table:table-cell>
          <table:table-cell table:formula="of:=(1000000*[.D33])/[.C33]" office:value-type="float" office:value="1.15485793873145" calcext:value-type="float">
            <text:p>1,15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sc,rule</text:p>
          </table:table-cell>
          <table:table-cell office:value-type="float" office:value="14168826" calcext:value-type="float">
            <text:p>14168826</text:p>
          </table:table-cell>
          <table:table-cell office:value-type="float" office:value="4.58451231543237" calcext:value-type="float">
            <text:p>4,58</text:p>
          </table:table-cell>
          <table:table-cell table:formula="of:=(1000000*[.D34])/[.C34]" office:value-type="float" office:value="0.323563315368004" calcext:value-type="float">
            <text:p>0,32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day_dd_wor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5])/[.C35]" office:value-type="float" office:value="0.261146908080886" calcext:value-type="float">
            <text:p>0,2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_sc,rule</text:p>
          </table:table-cell>
          <table:table-cell office:value-type="float" office:value="44171400" calcext:value-type="float">
            <text:p>44171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6])/[.C36]" office:value-type="float" office:value="0.103789155775737" calcext:value-type="float">
            <text:p>0,1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1-0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37])/[.C37]" office:value-type="float" office:value="78.0809310686652" calcext:value-type="float">
            <text:p>78,0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8])/[.C38]" office:value-type="float" office:value="0.780809310686652" calcext:value-type="float">
            <text:p>0,7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736190" calcext:value-type="float">
            <text:p>736190</text:p>
          </table:table-cell>
          <table:table-cell table:style-name="ce1" office:value-type="float" office:value="86.8232509895562" calcext:value-type="float">
            <text:p>86,82</text:p>
          </table:table-cell>
          <table:table-cell table:style-name="ce2" table:formula="of:=(1000000*[.D45])/[.C45]" office:value-type="float" office:value="117.935928210864" calcext:value-type="float">
            <text:p>117,94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566300" calcext:value-type="float">
            <text:p>566300</text:p>
          </table:table-cell>
          <table:table-cell table:style-name="ce1" office:value-type="float" office:value="27.387258737245" calcext:value-type="float">
            <text:p>27,39</text:p>
          </table:table-cell>
          <table:table-cell table:style-name="ce2" table:formula="of:=(1000000*[.D46])/[.C46]" office:value-type="float" office:value="48.3617494918683" calcext:value-type="float">
            <text:p>48,3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390747" calcext:value-type="float">
            <text:p>390747</text:p>
          </table:table-cell>
          <table:table-cell table:style-name="ce1" office:value-type="float" office:value="15.1513921865271" calcext:value-type="float">
            <text:p>15,15</text:p>
          </table:table-cell>
          <table:table-cell table:style-name="ce2" table:formula="of:=(1000000*[.D47])/[.C47]" office:value-type="float" office:value="38.7754536478261" calcext:value-type="float">
            <text:p>38,7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736190" calcext:value-type="float">
            <text:p>736190</text:p>
          </table:table-cell>
          <table:table-cell table:style-name="ce1" office:value-type="float" office:value="11.9879800316328" calcext:value-type="float">
            <text:p>11,99</text:p>
          </table:table-cell>
          <table:table-cell table:style-name="ce2" table:formula="of:=(1000000*[.D48])/[.C48]" office:value-type="float" office:value="16.2838126456931" calcext:value-type="float">
            <text:p>16,2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736190" calcext:value-type="float">
            <text:p>736190</text:p>
          </table:table-cell>
          <table:table-cell table:style-name="ce1" office:value-type="float" office:value="9.89235193647052" calcext:value-type="float">
            <text:p>9,89</text:p>
          </table:table-cell>
          <table:table-cell table:style-name="ce2" table:formula="of:=(1000000*[.D49])/[.C49]" office:value-type="float" office:value="13.4372267165684" calcext:value-type="float">
            <text:p>13,44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2367134" calcext:value-type="float">
            <text:p>2367134</text:p>
          </table:table-cell>
          <table:table-cell table:style-name="ce1" office:value-type="float" office:value="13.9526240944006" calcext:value-type="float">
            <text:p>13,95</text:p>
          </table:table-cell>
          <table:table-cell table:formula="of:=(1000000*[.D50])/[.C50]" office:value-type="float" office:value="5.89431105057872" calcext:value-type="float">
            <text:p>5,89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2723903" calcext:value-type="float">
            <text:p>2723903</text:p>
          </table:table-cell>
          <table:table-cell table:style-name="ce1" office:value-type="float" office:value="13.4346346428443" calcext:value-type="float">
            <text:p>13,43</text:p>
          </table:table-cell>
          <table:table-cell table:formula="of:=(1000000*[.D51])/[.C51]" office:value-type="float" office:value="4.93212667369003" calcext:value-type="float">
            <text:p>4,93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5663000" calcext:value-type="float">
            <text:p>5663000</text:p>
          </table:table-cell>
          <table:table-cell table:style-name="ce1" office:value-type="float" office:value="18.4945877447974" calcext:value-type="float">
            <text:p>18,49</text:p>
          </table:table-cell>
          <table:table-cell table:formula="of:=(1000000*[.D52])/[.C52]" office:value-type="float" office:value="3.26586398460134" calcext:value-type="float">
            <text:p>3,27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1-0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4.42172312641851" calcext:value-type="float">
            <text:p>4,42</text:p>
          </table:table-cell>
          <table:table-cell table:style-name="ce2" office:value-type="float" office:value="78.0809310686652" calcext:value-type="float">
            <text:p>78,0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5.54279935960237" calcext:value-type="float">
            <text:p>5,54</text:p>
          </table:table-cell>
          <table:table-cell table:style-name="ce2" office:value-type="float" office:value="14.1851360588882" calcext:value-type="float">
            <text:p>14,19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7.1522431598278" calcext:value-type="float">
            <text:p>7,15</text:p>
          </table:table-cell>
          <table:table-cell table:style-name="ce2" office:value-type="float" office:value="12.6297777853219" calcext:value-type="float">
            <text:p>12,6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53:Sheet1.E55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3:02:19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2S</meta:editing-duration>
    <meta:editing-cycles>4</meta:editing-cycles>
    <meta:generator>LibreOffice/5.2.0.4$Windows_x86 LibreOffice_project/066b007f5ebcc236395c7d282ba488bca6720265</meta:generator>
    <dc:date>2016-08-13T23:06:59.523000000</dc:date>
    <meta:document-statistic meta:table-count="3" meta:cell-count="2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3cm" svg:height="13.787cm" xlink:href=".." xlink:type="simple" chart:class="chart:scatter" chart:style-name="ch1">
        <chart:plot-area chart:style-name="ch2" table:cell-range-address="Sheet1.C2:Sheet1.D38" svg:x="0.479cm" svg:y="0.275cm" svg:width="23.035cm" svg:height="13.237cm">
          <chartooo:coordinate-region svg:x="1.1cm" svg:y="0.474cm" svg:width="21.485cm" svg:height="12.3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8" chart:class="chart:scatter">
            <chart:domain table:cell-range-address="Sheet1.C2:Sheet1.C38"/>
            <chart:mean-value chart:style-name="ch6"/>
            <chart:regression-curve chart:style-name="ch7"/>
            <chart:data-point chart:repeated="7"/>
            <chart:data-point chart:style-name="ch8"/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6190">
                <text:p>736190</text:p>
                <draw:g>
                  <svg:desc>Sheet1.C2:Sheet1.C38</svg:desc>
                </draw:g>
              </table:table-cell>
              <table:table-cell office:value-type="float" office:value="86.8232509895562">
                <text:p>86.8232509895562</text:p>
                <draw:g>
                  <svg:desc>Sheet1.D2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300">
                <text:p>566300</text:p>
              </table:table-cell>
              <table:table-cell office:value-type="float" office:value="27.387258737245">
                <text:p>27.387258737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3000">
                <text:p>5663000</text:p>
              </table:table-cell>
              <table:table-cell office:value-type="float" office:value="18.4945877447974">
                <text:p>18.4945877447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747">
                <text:p>390747</text:p>
              </table:table-cell>
              <table:table-cell office:value-type="float" office:value="15.1513921865271">
                <text:p>15.151392186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7134">
                <text:p>2367134</text:p>
              </table:table-cell>
              <table:table-cell office:value-type="float" office:value="13.9526240944006">
                <text:p>13.9526240944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3903">
                <text:p>2723903</text:p>
              </table:table-cell>
              <table:table-cell office:value-type="float" office:value="13.4346346428443">
                <text:p>13.4346346428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6190">
                <text:p>736190</text:p>
              </table:table-cell>
              <table:table-cell office:value-type="float" office:value="11.9879800316328">
                <text:p>11.987980031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6190">
                <text:p>736190</text:p>
              </table:table-cell>
              <table:table-cell office:value-type="float" office:value="9.89235193647052">
                <text:p>9.89235193647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67563">
                <text:p>7367563</text:p>
              </table:table-cell>
              <table:table-cell office:value-type="float" office:value="9.33181381987859">
                <text:p>9.33181381987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30000">
                <text:p>56630000</text:p>
              </table:table-cell>
              <table:table-cell office:value-type="float" office:value="9.33181381987859">
                <text:p>9.33181381987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55300">
                <text:p>17555300</text:p>
              </table:table-cell>
              <table:table-cell office:value-type="float" office:value="9.00957347913836">
                <text:p>9.00957347913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9763">
                <text:p>3969763</text:p>
              </table:table-cell>
              <table:table-cell office:value-type="float" office:value="8.96702481410272">
                <text:p>8.96702481410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3903">
                <text:p>2723903</text:p>
              </table:table-cell>
              <table:table-cell office:value-type="float" office:value="8.2011488434613">
                <text:p>8.2011488434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7134">
                <text:p>2367134</text:p>
              </table:table-cell>
              <table:table-cell office:value-type="float" office:value="7.72237001965316">
                <text:p>7.72237001965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7800">
                <text:p>3397800</text:p>
              </table:table-cell>
              <table:table-cell office:value-type="float" office:value="7.52037020289115">
                <text:p>7.52037020289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6300">
                <text:p>566300</text:p>
              </table:table-cell>
              <table:table-cell office:value-type="float" office:value="7.1522431598278">
                <text:p>7.1522431598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68826">
                <text:p>14168826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46663">
                <text:p>39646663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69763">
                <text:p>3969763</text:p>
              </table:table-cell>
              <table:table-cell office:value-type="float" office:value="6.59170504323587">
                <text:p>6.59170504323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646663">
                <text:p>39646663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747">
                <text:p>390747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6300">
                <text:p>5663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4760">
                <text:p>294476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07820">
                <text:p>2910782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30000">
                <text:p>56630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4760">
                <text:p>294476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7800">
                <text:p>33978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64100">
                <text:p>39641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6190">
                <text:p>73619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31500">
                <text:p>28315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4760">
                <text:p>29447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69763">
                <text:p>3969763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68826">
                <text:p>14168826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55300">
                <text:p>175553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71400">
                <text:p>44171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630">
                <text:p>5663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63000">
                <text:p>56630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5cm" svg:height="13.76cm" xlink:href=".." xlink:type="simple" chart:class="chart:scatter" chart:style-name="ch1">
        <chart:plot-area chart:style-name="ch2" table:cell-range-address="Sheet1.C2:Sheet1.C38 Sheet1.E2:Sheet1.E38" svg:x="0.423cm" svg:y="0.275cm" svg:width="20.304cm" svg:height="13.21cm">
          <chartooo:coordinate-region svg:x="1.044cm" svg:y="0.474cm" svg:width="18.754cm" svg:height="12.36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38" chart:class="chart:scatter">
            <chart:domain table:cell-range-address="Sheet1.C2:Sheet1.C38"/>
            <chart:mean-value chart:style-name="ch6"/>
            <chart:regression-curve chart:style-name="ch7"/>
            <chart:data-point chart:repeated="7"/>
            <chart:data-point chart:style-name="ch8"/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6190">
                <text:p>736190</text:p>
                <draw:g>
                  <svg:desc>Sheet1.C2:Sheet1.C38</svg:desc>
                </draw:g>
              </table:table-cell>
              <table:table-cell office:value-type="float" office:value="117.935928210864">
                <text:p>117.935928210864</text:p>
                <draw:g>
                  <svg:desc>Sheet1.E2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300">
                <text:p>566300</text:p>
              </table:table-cell>
              <table:table-cell office:value-type="float" office:value="48.3617494918683">
                <text:p>48.3617494918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3000">
                <text:p>5663000</text:p>
              </table:table-cell>
              <table:table-cell office:value-type="float" office:value="3.26586398460134">
                <text:p>3.26586398460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747">
                <text:p>390747</text:p>
              </table:table-cell>
              <table:table-cell office:value-type="float" office:value="38.7754536478261">
                <text:p>38.7754536478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7134">
                <text:p>2367134</text:p>
              </table:table-cell>
              <table:table-cell office:value-type="float" office:value="5.89431105057872">
                <text:p>5.89431105057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3903">
                <text:p>2723903</text:p>
              </table:table-cell>
              <table:table-cell office:value-type="float" office:value="4.93212667369003">
                <text:p>4.93212667369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6190">
                <text:p>736190</text:p>
              </table:table-cell>
              <table:table-cell office:value-type="float" office:value="16.2838126456931">
                <text:p>16.2838126456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6190">
                <text:p>736190</text:p>
              </table:table-cell>
              <table:table-cell office:value-type="float" office:value="13.4372267165684">
                <text:p>13.4372267165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67563">
                <text:p>7367563</text:p>
              </table:table-cell>
              <table:table-cell office:value-type="float" office:value="1.26660794347854">
                <text:p>1.26660794347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30000">
                <text:p>56630000</text:p>
              </table:table-cell>
              <table:table-cell office:value-type="float" office:value="0.164785693446558">
                <text:p>0.164785693446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55300">
                <text:p>17555300</text:p>
              </table:table-cell>
              <table:table-cell office:value-type="float" office:value="0.513211023402526">
                <text:p>0.513211023402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9763">
                <text:p>3969763</text:p>
              </table:table-cell>
              <table:table-cell office:value-type="float" office:value="2.2588312738324">
                <text:p>2.2588312738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3903">
                <text:p>2723903</text:p>
              </table:table-cell>
              <table:table-cell office:value-type="float" office:value="3.01080796322824">
                <text:p>3.01080796322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7134">
                <text:p>2367134</text:p>
              </table:table-cell>
              <table:table-cell office:value-type="float" office:value="3.26232905262362">
                <text:p>3.26232905262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97800">
                <text:p>3397800</text:p>
              </table:table-cell>
              <table:table-cell office:value-type="float" office:value="2.21330572808616">
                <text:p>2.21330572808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6300">
                <text:p>566300</text:p>
              </table:table-cell>
              <table:table-cell office:value-type="float" office:value="12.6297777853219">
                <text:p>12.6297777853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68826">
                <text:p>14168826</text:p>
              </table:table-cell>
              <table:table-cell office:value-type="float" office:value="0.476715165550747">
                <text:p>0.47671516555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46663">
                <text:p>39646663</text:p>
              </table:table-cell>
              <table:table-cell office:value-type="float" office:value="0.170367282417936">
                <text:p>0.170367282417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69763">
                <text:p>3969763</text:p>
              </table:table-cell>
              <table:table-cell office:value-type="float" office:value="1.66047823087571">
                <text:p>1.66047823087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646663">
                <text:p>39646663</text:p>
              </table:table-cell>
              <table:table-cell office:value-type="float" office:value="0.152122939745117">
                <text:p>0.152122939745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747">
                <text:p>390747</text:p>
              </table:table-cell>
              <table:table-cell office:value-type="float" office:value="14.1851360588882">
                <text:p>14.1851360588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6300">
                <text:p>566300</text:p>
              </table:table-cell>
              <table:table-cell office:value-type="float" office:value="9.44797507694471">
                <text:p>9.44797507694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4760">
                <text:p>2944760</text:p>
              </table:table-cell>
              <table:table-cell office:value-type="float" office:value="1.81691828402783">
                <text:p>1.81691828402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07820">
                <text:p>29107820</text:p>
              </table:table-cell>
              <table:table-cell office:value-type="float" office:value="0.18381274468764">
                <text:p>0.18381274468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30000">
                <text:p>56630000</text:p>
              </table:table-cell>
              <table:table-cell office:value-type="float" office:value="0.0944797507694471">
                <text:p>0.0944797507694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4760">
                <text:p>2944760</text:p>
              </table:table-cell>
              <table:table-cell office:value-type="float" office:value="1.80246934250606">
                <text:p>1.80246934250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7800">
                <text:p>3397800</text:p>
              </table:table-cell>
              <table:table-cell office:value-type="float" office:value="1.56214009683859">
                <text:p>1.56214009683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64100">
                <text:p>3964100</text:p>
              </table:table-cell>
              <table:table-cell office:value-type="float" office:value="1.33897722586165">
                <text:p>1.33897722586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6190">
                <text:p>736190</text:p>
              </table:table-cell>
              <table:table-cell office:value-type="float" office:value="6.22734934654419">
                <text:p>6.22734934654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31500">
                <text:p>2831500</text:p>
              </table:table-cell>
              <table:table-cell office:value-type="float" office:value="1.61911083010149">
                <text:p>1.61911083010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4760">
                <text:p>2944760</text:p>
              </table:table-cell>
              <table:table-cell office:value-type="float" office:value="1.55683733663605">
                <text:p>1.55683733663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69763">
                <text:p>3969763</text:p>
              </table:table-cell>
              <table:table-cell office:value-type="float" office:value="1.15485793873145">
                <text:p>1.15485793873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68826">
                <text:p>14168826</text:p>
              </table:table-cell>
              <table:table-cell office:value-type="float" office:value="0.323563315368004">
                <text:p>0.323563315368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55300">
                <text:p>17555300</text:p>
              </table:table-cell>
              <table:table-cell office:value-type="float" office:value="0.261146908080886">
                <text:p>0.2611469080808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71400">
                <text:p>44171400</text:p>
              </table:table-cell>
              <table:table-cell office:value-type="float" office:value="0.103789155775737">
                <text:p>0.103789155775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630">
                <text:p>56630</text:p>
              </table:table-cell>
              <table:table-cell office:value-type="float" office:value="78.0809310686652">
                <text:p>78.0809310686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63000">
                <text:p>5663000</text:p>
              </table:table-cell>
              <table:table-cell office:value-type="float" office:value="0.780809310686652">
                <text:p>0.780809310686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